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27fa" officeooo:paragraph-rsid="001127f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27fa" officeooo:paragraph-rsid="001127f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90%" fo:text-align="center" style:justify-single-word="false"/>
      <style:text-properties fo:color="#000000" fo:font-size="18pt" fo:font-weight="normal" officeooo:rsid="001127fa" officeooo:paragraph-rsid="001127fa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90%" fo:text-align="center" style:justify-single-word="false"/>
      <style:text-properties fo:color="#000000" fo:font-size="18pt" fo:font-weight="normal" officeooo:rsid="001127fa" officeooo:paragraph-rsid="00123fe3" style:font-size-asian="18pt" style:font-weight-asian="normal" style:font-size-complex="18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27fa" officeooo:paragraph-rsid="00123fe3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mpre Fiel</text:span><text:tab/><text:span text:style-name="T2">Rose Nascimento</text:span><text:tab/><text:tab/><text:span text:style-name="T1">[ 18 ]</text:span></text:p>
      <text:p text:style-name="P3">Deus sempre abre uma porta pra livrar,</text:p>
      <text:p text:style-name="P3">E preserva o mundo inteiro, se o escolhido nele está.</text:p>
      <text:p text:style-name="P3">Deus não lhe deixa, nem por um minuto fracassar.</text:p>
      <text:p text:style-name="P3">E lhe dá o livramento no momento certo que precisar.</text:p>
      <text:p text:style-name="P3"/>
      <text:p text:style-name="P3">Destrói seus inimigos e põe anjos pra mostrar saída</text:p>
      <text:p text:style-name="P3">Dando escape com sua forte mão</text:p>
      <text:p text:style-name="P3">Preservando sempre sua vida.</text:p>
      <text:p text:style-name="P3">Porque pra livrar um justo, Deus destrói uma cidade</text:p>
      <text:p text:style-name="P3">Faz cair ao chão, Deus é sempre fiel,</text:p>
      <text:p text:style-name="P3">pra livrar o servo seu.</text:p>
      <text:p text:style-name="P3"/>
      <text:p text:style-name="P3">Sempre fiel, jamais deixa você fracassar.</text:p>
      <text:p text:style-name="P3">Sempre fiel, não te deixa para atrás olhar.</text:p>
      <text:p text:style-name="P3">Sempre fiel, te dá força e na luta faz você cantar.</text:p>
      <text:p text:style-name="P3">Sempre fiel, te dá força pra vencer.</text:p>
      <text:p text:style-name="P3">Te faz passar pelo fogo, ainda sobreviver.</text:p>
      <text:p text:style-name="P3">E nos espinhos te levanta, não te deixa ferir</text:p>
      <text:p text:style-name="P3">Seca as águas, faz caminho só pra você seguir.(BIS)</text:p>
      <text:p text:style-name="P3"/>
      <text:p text:style-name="P3">Destrói seus inimigos e</text:p>
      <text:p text:style-name="P3">põe anjos pra mostrar saída (Aleluia)</text:p>
      <text:p text:style-name="P3">Dando escape com sua forte mão</text:p>
      <text:p text:style-name="P3">Preservando sempre sua vida</text:p>
      <text:p text:style-name="P3">Porque pra livrar um justo Deus destrói uma cidade</text:p>
      <text:p text:style-name="P3">Faz cair ao chão, Deus é sempre fiel,</text:p>
      <text:p text:style-name="P3">pra livrar um servo seu.</text:p>
      <text:p text:style-name="P3"/>
      <text:p text:style-name="P5"><text:span text:style-name="T1">Sempre Fiel</text:span><text:tab/><text:span text:style-name="T2">Rose Nascimento</text:span><text:tab/><text:tab/><text:span text:style-name="T1">[ 18 ]</text:span></text:p>
      <text:p text:style-name="P4">Deus sempre abre uma porta pra livrar,</text:p>
      <text:p text:style-name="P4">E preserva o mundo inteiro, se o escolhido nele está.</text:p>
      <text:p text:style-name="P4">Deus não lhe deixa, nem por um minuto fracassar.</text:p>
      <text:p text:style-name="P4">E lhe dá o livramento no momento certo que precisar.</text:p>
      <text:p text:style-name="P4"/>
      <text:p text:style-name="P4">Destrói seus inimigos e põe anjos pra mostrar saída</text:p>
      <text:p text:style-name="P4">Dando escape com sua forte mão</text:p>
      <text:p text:style-name="P4">Preservando sempre sua vida.</text:p>
      <text:p text:style-name="P4">Porque pra livrar um justo, Deus destrói uma cidade</text:p>
      <text:p text:style-name="P4">Faz cair ao chão, Deus é sempre fiel,</text:p>
      <text:p text:style-name="P4">pra livrar o servo seu.</text:p>
      <text:p text:style-name="P4"/>
      <text:p text:style-name="P4">Sempre fiel, jamais deixa você fracassar.</text:p>
      <text:p text:style-name="P4">Sempre fiel, não te deixa para atrás olhar.</text:p>
      <text:p text:style-name="P4">Sempre fiel, te dá força e na luta faz você cantar.</text:p>
      <text:p text:style-name="P4">Sempre fiel, te dá força pra vencer.</text:p>
      <text:p text:style-name="P4">Te faz passar pelo fogo, ainda sobreviver.</text:p>
      <text:p text:style-name="P4">E nos espinhos te levanta, não te deixa ferir</text:p>
      <text:p text:style-name="P4">Seca as águas, faz caminho só pra você seguir.(BIS)</text:p>
      <text:p text:style-name="P4"/>
      <text:p text:style-name="P4">Destrói seus inimigos e</text:p>
      <text:p text:style-name="P4">põe anjos pra mostrar saída (Aleluia)</text:p>
      <text:p text:style-name="P4">Dando escape com sua forte mão</text:p>
      <text:p text:style-name="P4">Preservando sempre sua vida</text:p>
      <text:p text:style-name="P4">Porque pra livrar um justo Deus destrói uma cidade</text:p>
      <text:p text:style-name="P4">Faz cair ao chão, Deus é sempre fiel,</text:p>
      <text:p text:style-name="P4">pra livrar um servo se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1:33:04.531009422</dc:date>
    <meta:editing-cycles>12</meta:editing-cycles>
    <meta:editing-duration>PT19M1S</meta:editing-duration>
    <meta:generator>LibreOffice/5.1.4.2$Linux_X86_64 LibreOffice_project/10m0$Build-2</meta:generator>
    <meta:document-statistic meta:table-count="0" meta:image-count="0" meta:object-count="0" meta:page-count="1" meta:paragraph-count="50" meta:word-count="366" meta:character-count="1966" meta:non-whitespace-character-count="1648"/>
  </office:meta>
</office:document-meta>
</file>